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bac1" officeooo:paragraph-rsid="0008be1f"/>
    </style:style>
    <style:style style:name="P2" style:family="paragraph" style:parent-style-name="Standard">
      <style:text-properties officeooo:rsid="0008be1f" officeooo:paragraph-rsid="0008be1f"/>
    </style:style>
    <style:style style:name="T1" style:family="text">
      <style:text-properties officeooo:rsid="0008be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mmary:</text:span></text:p>
      <text:p text:style-name="P1"/>
      <text:p text:style-name="P1">I started by importing a few libraries, namely pandas and multiple sklearn libraries. Then I proceeded to use pandas to read the train and test csv. After that I dropped the columns index and labels from the xtrain and xtest. Also I set ytrain and ytest to the labels column. The StandardScaler function was used to standardize my dataset’s numerical features. Scaler fit and transform learns the model’s mean and standard deviation. I tested my KNN model with neighbors 1 – 11, using only the odd numbers. After that all I had to do was predict the accuracy of the model. Since the accuracy stayed above 94% across all tests, that means that the model is stable, healthy, and consistent.</text:p>
      <text:p text:style-name="P1"/>
      <text:p text:style-name="P1"/>
      <text:p text:style-name="P1"/>
      <text:p text:style-name="P1"/>
      <text:p text:style-name="P2">Use Case:</text:p>
      <text:p text:style-name="P2"/>
      <text:p text:style-name="P2">My model is in its most basic terms a model that learns the relationships from numerical features and can accurately predict to which category a new data point belongs. Since KNN is a supervised learning model, the dataset is labeled with our input and export. Its use cases include but are not limited to: patient lab results (if they are sick or healthy), stock indicators (if you should buy sell or hold), and customer info (you can tell how much they will spend or what they will bu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5:32:14.363467100</meta:creation-date>
    <dc:date>2025-11-03T15:51:05.256415200</dc:date>
    <meta:editing-duration>PT7M12S</meta:editing-duration>
    <meta:editing-cycles>2</meta:editing-cycles>
    <meta:generator>LibreOffice/25.8.2.2$Windows_X86_64 LibreOffice_project/d401f2107ccab8f924a8e2df40f573aab7605b6f</meta:generator>
    <meta:document-statistic meta:table-count="0" meta:image-count="0" meta:object-count="0" meta:page-count="1" meta:paragraph-count="4" meta:word-count="210" meta:character-count="1193" meta:non-whitespace-character-count="986"/>
  </office:meta>
</office:document-meta>
</file>